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number-columns-repeated="6"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number-columns-repeated="2" table:style-name="ce1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3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6" table:number-rows-repeated="2">
          <table:table-cell table:number-columns-repeated="6"/>
        </table:table-row>
        <table:table-row table:style-name="ro7">
          <table:table-cell table:number-columns-repeated="6"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8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9"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0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1" table:number-rows-repeated="1048561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 style:data-style-name="N2" text:time-value="0000-00-00T22:21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Padilla</meta:initial-creator>
    <meta:creation-date>2013-05-23T17:58:47</meta:creation-date>
    <dc:date>2013-05-23T22:42:59</dc:date>
    <dc:creator>Jose Padilla</dc:creator>
    <meta:editing-duration>PT1H22M42S</meta:editing-duration>
    <meta:editing-cycles>4</meta:editing-cycles>
    <meta:generator>LibreOffice/4.0.2.2$Linux_X86_64 LibreOffice_project/400m0$Build-2</meta:generator>
    <meta:document-statistic meta:table-count="1" meta:cell-count="72" meta:object-count="0"/>
  </office:meta>
</office:document-meta>
</file>